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ri Vault Card Testing &amp; Backend QA Plan</text:p>
      <text:p text:style-name="Standard">This document outlines a manual and automated QA testing strategy for Kinri's Vault Card retrieval system. It ensures that cards are matched accurately to user tags and that the scoring logic functions as expected.</text:p>
      <text:h text:style-name="Heading_20_1" text:outline-level="1"><text:s/>Objectives</text:h>
      <text:p text:style-name="Standard">• Verify that Vault Card scoring returns relevant, accurate results.</text:p>
      <text:p text:style-name="Standard">• Ensure emotional tags (e.g., 'shame', 'shutdown') match expected cards.</text:p>
      <text:p text:style-name="Standard">• Test each usage_mode (e.g., 'grounding', 'reflection').</text:p>
      <text:p text:style-name="Standard">• Confirm tag-based and free-text requests both yield functional results.</text:p>
      <text:h text:style-name="Heading_20_1" text:outline-level="1"><text:s/>Manual Test Cases</text:h>
      <text:p text:style-name="Standard">Each test includes a tag set and expected card behavior.</text:p>
      <text:p text:style-name="Standard"><text:s/>Tags: {"emotion": ["shutdown"], "usage_mode": ["reflection"], "condition": ["CPTSD"]}</text:p>
      <text:p text:style-name="Standard">Expected Output: Returns a card describing dissociation, numbness, or watching life from a distance.</text:p>
      <text:p text:style-name="Standard"><text:s/>Tags: {"emotion": ["shame"], "usage_mode": ["vault_initiation"], "condition": ["ADHD"]}</text:p>
      <text:p text:style-name="Standard">Expected Output: Returns a card addressing internalized failure, masking, or identity fatigue.</text:p>
      <text:p text:style-name="Standard"><text:s/>Tags: {"emotion": ["grief"], "usage_mode": ["grounding"]}</text:p>
      <text:p text:style-name="Standard">Expected Output: Returns a card offering presence, not solutions.</text:p>
      <text:p text:style-name="Standard"><text:s/>Tags: {"emotion": ["overwhelm"], "usage_mode": ["grounding"], "condition": ["GAD"]}</text:p>
      <text:p text:style-name="Standard">Expected Output: Returns a card focusing on simplicity, slowing down, or one-sense-at-a-time guidance.</text:p>
      <text:h text:style-name="Heading_20_1" text:outline-level="1"><text:s/>Test Methodology</text:h>
      <text:p text:style-name="Standard">1. Input simulated tag sets or free-text journal entries.</text:p>
      <text:p text:style-name="Standard">2. Log which Vault Card(s) the system returns.</text:p>
      <text:p text:style-name="Standard"><text:soft-page-break/>3. Compare actual output against expected emotional + narrative themes.</text:p>
      <text:p text:style-name="Standard">4. Adjust scoring or tag weights as needed based on false positives or misfires.</text:p>
      <text:h text:style-name="Heading_20_1" text:outline-level="1"><text:s/>Automated Testing Strategy (Optional Future)</text:h>
      <text:p text:style-name="Standard">• Build test harness that runs queries with fixed tags and logs top 3 Vault Cards.</text:p>
      <text:p text:style-name="Standard">• Measure precision vs expectation.</text:p>
      <text:p text:style-name="Standard">• Flag low-score matches for review.</text:p>
      <text:p text:style-name="Standard">• Connect to live scoring engine or local JSON for pre-launch QA.</text:p>
      <text:p text:style-name="Standard"/>
      <text:p text:style-name="Standard">This testing ensures Kinri’s Vault suggestions are emotionally intelligent, tag-faithful, and trustworthy across conditions and usage m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39:18.153000000</dc:date>
    <meta:editing-duration>PT38S</meta:editing-duration>
    <meta:generator>Neat_Office/6.2.8.2$Windows_x86 LibreOffice_project/</meta:generator>
    <meta:document-statistic meta:table-count="0" meta:image-count="0" meta:object-count="0" meta:page-count="2" meta:paragraph-count="28" meta:word-count="271" meta:character-count="1963" meta:non-whitespace-character-count="17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